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objectwithoutfill">
      <style:graphic-properties draw:marker-end="Arrow" draw:fill="none" draw:textarea-horizontal-align="center" draw:textarea-vertical-align="middle"/>
    </style:style>
    <style:style style:name="gr6" style:family="graphic" style:parent-style-name="standard">
      <style:graphic-properties svg:stroke-color="#eeeee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 fo:font-weight="normal" style:font-weight-asian="normal" style:font-weight-complex="normal"/>
    </style:style>
    <style:style style:name="T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" style:family="text">
      <style:text-properties fo:font-family="'Courier New'" style:font-family-generic="modern" style:font-pitch="fixed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cm" svg:height="3cm" svg:x="0.2cm" svg:y="0.2cm">
          <text:p/>
        </draw:rect>
        <draw:line draw:style-name="gr2" draw:text-style-name="P1" draw:layer="layout" svg:x1="0.2cm" svg:y1="1.2cm" svg:x2="9.2cm" svg:y2="1.2cm">
          <text:p/>
        </draw:line>
        <draw:frame draw:style-name="gr3" draw:text-style-name="P2" draw:layer="layout" svg:width="9cm" svg:height="1cm" svg:x="0.5cm" svg:y="0.2cm">
          <draw:text-box>
            <text:p><text:span text:style-name="T1">n1 : TreeNode&lt;String&gt;</text:span></text:p>
          </draw:text-box>
        </draw:frame>
        <draw:frame draw:style-name="gr3" draw:text-style-name="P3" draw:layer="layout" svg:width="4.5cm" svg:height="1cm" svg:x="0.2cm" svg:y="1.3cm">
          <draw:text-box>
            <text:p><text:span text:style-name="T2">key = “A”</text:span></text:p>
          </draw:text-box>
        </draw:frame>
        <draw:frame draw:style-name="gr3" draw:text-style-name="P3" draw:layer="layout" svg:width="8cm" svg:height="1cm" svg:x="0.2cm" svg:y="2.2cm">
          <draw:text-box>
            <text:p><text:span text:style-name="T2">children = [ ]</text:span></text:p>
          </draw:text-box>
        </draw:frame>
        <draw:rect draw:style-name="gr1" draw:text-style-name="P1" draw:layer="layout" svg:width="9cm" svg:height="3cm" svg:x="0.2cm" svg:y="4.7cm">
          <text:p/>
        </draw:rect>
        <draw:line draw:style-name="gr2" draw:text-style-name="P1" draw:layer="layout" svg:x1="0.2cm" svg:y1="5.7cm" svg:x2="9.2cm" svg:y2="5.7cm">
          <text:p/>
        </draw:line>
        <draw:frame draw:style-name="gr3" draw:text-style-name="P2" draw:layer="layout" svg:width="9cm" svg:height="1cm" svg:x="0.5cm" svg:y="4.7cm">
          <draw:text-box>
            <text:p><text:span text:style-name="T1">n2 : TreeNode&lt;String&gt;</text:span></text:p>
          </draw:text-box>
        </draw:frame>
        <draw:frame draw:style-name="gr3" draw:text-style-name="P3" draw:layer="layout" svg:width="4.5cm" svg:height="1cm" svg:x="0.2cm" svg:y="5.8cm">
          <draw:text-box>
            <text:p><text:span text:style-name="T2">key = “B”</text:span></text:p>
          </draw:text-box>
        </draw:frame>
        <draw:frame draw:style-name="gr3" draw:text-style-name="P3" draw:layer="layout" svg:width="8cm" svg:height="1cm" svg:x="0.2cm" svg:y="6.7cm">
          <draw:text-box>
            <text:p><text:span text:style-name="T2">children = [ ]</text:span></text:p>
          </draw:text-box>
        </draw:frame>
        <draw:line draw:style-name="gr4" draw:text-style-name="P1" draw:layer="layout" svg:x1="5.2cm" svg:y1="2.7cm" svg:x2="5.207cm" svg:y2="4.709cm">
          <text:p/>
        </draw:line>
        <draw:path draw:style-name="gr5" draw:text-style-name="P1" draw:layer="layout" svg:width="4.98cm" svg:height="5.176cm" svg:x="5.188cm" svg:y="3.229cm" svg:viewBox="0 0 4981 5177" svg:d="M20 3947c-49 149 7 296 1 448-8 203 207 334 369 433 150 92 313 185 498 210 178 24 345 85 529 89 177 4 353 37 531 45 175 8 353 0 531 0 175 0 352 0 529 0 176 0 355-23 530 0 176 24 311-47 483-60 185-14 363-88 481-269 98-151 214-286 273-448 54-151 84-309 129-463 49-166 24-326 65-494 35-151-12-313-49-463-39-159-65-322-113-478-47-158-137-305-177-464-38-158-110-299-160-448-64-187-204-338-354-464-156-132-332-239-481-373-151-135-346-194-481-343-139-154-335-247-483-390l-33-15">
          <text:p/>
        </draw:path>
        <draw:rect draw:style-name="gr6" draw:text-style-name="P1" draw:layer="layout" svg:width="10.25cm" svg:height="8.75cm" svg:x="0cm" svg:y="0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25cm" fo:page-height="8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stair Donaldson</meta:initial-creator>
    <meta:creation-date>2012-02-13T13:51:28.72</meta:creation-date>
    <dc:date>2019-01-17T23:55:28.87</dc:date>
    <dc:creator>Alastair Donaldson</dc:creator>
    <meta:editing-duration>PT11M5S</meta:editing-duration>
    <meta:editing-cycles>8</meta:editing-cycles>
    <meta:generator>OpenOffice/4.1.5$Win32 OpenOffice.org_project/415m1$Build-9789</meta:generator>
    <meta:document-statistic meta:object-count="13"/>
  </office:meta>
</office:document-meta>
</file>